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automatic-styles>
    <style:style style:name="co1" style:family="table-column">
      <style:table-column-properties fo:break-before="auto" style:column-width="141.15mm"/>
    </style:style>
    <style:style style:name="co2" style:family="table-column">
      <style:table-column-properties fo:break-before="auto" style:column-width="7.66mm"/>
    </style:style>
    <style:style style:name="co3" style:family="table-column">
      <style:table-column-properties fo:break-before="auto" style:column-width="39.49mm"/>
    </style:style>
    <style:style style:name="co4" style:family="table-column">
      <style:table-column-properties fo:break-before="auto" style:column-width="18.79mm"/>
    </style:style>
    <style:style style:name="ro1" style:family="table-row">
      <style:table-row-properties style:row-height="23.85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79.38mm" fo:break-before="auto" style:use-optimal-row-height="true"/>
    </style:style>
    <style:style style:name="ro4" style:family="table-row">
      <style:table-row-properties style:row-height="39.86mm" fo:break-before="auto" style:use-optimal-row-height="true"/>
    </style:style>
    <style:style style:name="ro5" style:family="table-row">
      <style:table-row-properties style:row-height="27.94mm" fo:break-before="auto" style:use-optimal-row-height="true"/>
    </style:style>
    <style:style style:name="ro6" style:family="table-row">
      <style:table-row-properties style:row-height="16.02mm" fo:break-before="auto" style:use-optimal-row-height="true"/>
    </style:style>
    <style:style style:name="ro7" style:family="table-row">
      <style:table-row-properties style:row-height="19.74mm" fo:break-before="auto" style:use-optimal-row-height="true"/>
    </style:style>
    <style:style style:name="ro8" style:family="table-row">
      <style:table-row-properties style:row-height="35.77mm" fo:break-before="auto" style:use-optimal-row-height="true"/>
    </style:style>
    <style:style style:name="ro9" style:family="table-row">
      <style:table-row-properties style:row-height="11.92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31.66mm" fo:break-before="auto" style:use-optimal-row-height="true"/>
    </style:style>
    <style:style style:name="ro12" style:family="table-row">
      <style:table-row-properties style:row-height="51.42mm" fo:break-before="auto" style:use-optimal-row-height="true"/>
    </style:style>
    <style:style style:name="ro13" style:family="table-row">
      <style:table-row-properties style:row-height="99.1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2"/>
        <table:table-column table:style-name="co1" table:default-cell-style-name="ce1"/>
        <table:table-column table:style-name="co1" table:number-columns-repeated="1018" table:default-cell-style-name="Default"/>
        <table:table-row table:style-name="ro1">
          <table:table-cell office:value-type="string" calcext:value-type="string">
            <text:p>Állami támogatottság</text:p>
          </table:table-cell>
          <table:table-cell table:style-name="ce2"/>
          <table:table-cell office:value-type="string" calcext:value-type="string">
            <text:p>laszlo_nyilt_2009</text:p>
          </table:table-cell>
          <table:table-cell office:value-type="string" calcext:value-type="string">
            <text:p>A szoftverhasználattal kapcsolatban megállapítható, hogy a modell-felhasználóként viselkedő kormányzatok az oktatáson keresztül is befolyásolhatják a szoftverhasználati szokásokat. "magyarországi helyzetet jól illusztrálja az APEH ABEV szoftvere, amely sokáig csak Windows alapú</text:p>
            <text:p>verzióban volt elérhető. Emiatt nyílt forráskódú szoftvereket használó vállalkozások az Alkotmánybírósághoz fordultak. Diszkriminált Linux? HVG, 2007. január 27., 70-72. oldal."</text:p>
          </table:table-cell>
          <table:table-cell/>
          <table:table-cell office:value-type="string" calcext:value-type="string">
            <text:p>elfogadottság</text:p>
          </table:table-cell>
          <table:table-cell table:number-columns-repeated="1018"/>
        </table:table-row>
        <table:table-row table:style-name="ro2">
          <table:table-cell office:value-type="string" calcext:value-type="string">
            <text:p>Gyakran lokalizálhattak</text:p>
          </table:table-cell>
          <table:table-cell table:style-name="ce2"/>
          <table:table-cell office:value-type="string" calcext:value-type="string">
            <text:p>laszlo_nyilt_2009</text:p>
          </table:table-cell>
          <table:table-cell office:value-type="string" calcext:value-type="string">
            <text:p>A FLOSS fejlesztések segítenek a nyelvi határok áthidalásában, mivel sok önkéntes végzi a lokalizációt saját nyelvi környezetére</text:p>
          </table:table-cell>
          <table:table-cell/>
          <table:table-cell office:value-type="string" calcext:value-type="string">
            <text:p>elfogadottság</text:p>
          </table:table-cell>
          <table:table-cell table:number-columns-repeated="1018"/>
        </table:table-row>
        <table:table-row table:style-name="ro3">
          <table:table-cell office:value-type="string" calcext:value-type="string">
            <text:p>Prekoncepciók, elfogadottság, tévhitek</text:p>
          </table:table-cell>
          <table:table-cell table:style-name="ce2"/>
          <table:table-cell office:value-type="string" calcext:value-type="string">
            <text:p>laszlo_nyilt_2009</text:p>
          </table:table-cell>
          <table:table-cell office:value-type="string" calcext:value-type="string">
            <text:p>A nyílt forráskódú szoftverekkel kapcsolatos prekoncepciók elsősorban a kapcsolódó fogalmi rendszerek ismeretének hiányára vezethetőek vissza. A szoftverekkel összefüggő jogi területek ismerete elégtelen. A szoftverlicencek szabályozott jogi keretet teremtenek a nyílt forráskódú szoftverek számára is. A technikai interoperabilitás tökéletes megteremtése érdekében szükséges a nyílt szabványok használata.</text:p>
            <text:p/>
            <text:p>Befektetők számára még mindig nem világos miként működik a szabad szoftver modell,</text:p>
            <text:p>éppen ezért a befektetési kedv egyelőre alacsony.</text:p>
            <text:p/>
            <text:p>A szabad szoftver bevezetésénél gyakran ütközhetünk olyan félreértésekbe, melyek a modell komplexitásából és a dobozos termékeket gyártó cégek által terjesztett, a szabad szoftverek lejáratására irányuló valótlan információkból származnak. Ezek a szabad szoftver modell ismeretében teljes mértékben tisztázhatók. A leggyakoribb félreértések, tévhitek:</text:p>
            <text:p>✔ Ami ingyenes, az nem megbízható.</text:p>
            <text:p>✔ Senkit sem lehet perelni, ha szoftver problémákat okozott.</text:p>
            <text:p>✔ Mivel nem én fizetem a fejlesztőket, semmi ráhatásom a munkájukra.</text:p>
            <text:p>✔ Mivel nem pénz, hanem hírnév hajtja a fejlesztőket, ezért kiszámíthatatlanok.</text:p>
            <text:p>✔ Ha találnak egy jobb projektet, akkor nem tudom továbbfejlesztetni az eszközt.</text:p>
            <text:p>✔ A szabadszoftver-fejlesztők nem értik a piaci szükségleteket (például visszafelé</text:p>
            <text:p>kompatibilitás, szoftverintegráció fontossága).</text:p>
          </table:table-cell>
          <table:table-cell table:style-name="ce1" office:value-type="float" office:value="81" calcext:value-type="float">
            <text:p>81</text:p>
          </table:table-cell>
          <table:table-cell office:value-type="string" calcext:value-type="string">
            <text:p>elfogadottság</text:p>
          </table:table-cell>
          <table:table-cell table:number-columns-repeated="1018"/>
        </table:table-row>
        <table:table-row table:style-name="ro4">
          <table:table-cell office:value-type="string" calcext:value-type="string">
            <text:p>a nyílt forrás régi, ez volt ez első modell (zárt későbbi)</text:p>
          </table:table-cell>
          <table:table-cell table:style-name="ce2"/>
          <table:table-cell office:value-type="string" calcext:value-type="string">
            <text:p>laszlo_nyilt_2009</text:p>
          </table:table-cell>
          <table:table-cell office:value-type="string" calcext:value-type="string">
            <text:p>A számítástechnika korai szakaszában – amikor a hardvert és a szoftvert gyakran együttesen kezelték – a fejlesztés a szabad forráskódú szoftver modelljén nyugodott. [Bessen, 2002] A szoftvert önmagában nem tekintették árucikknek, egymással együttműködve fejlesztették a felhasználók. [...] Az 1960-as évek végén, az 1970-es évek közepén megváltozott a helyzet, a vállalatok elkezdték korlátozni a programozók szabadságjogait a szerzői jog (copyright) segítségével, a felhasználók már nem terjeszthették szabadon a programot és a forráskód sem volt már elérhető, ezáltal a program sem volt módosítható. A cégek a 80-as évek elejére már profitot termeltek a kereskedelmi szoftverekkel. Megszülettek a zárt (tulajdonosi) szoftverek (proprietary software) és hamarosan dominanciára tettek szert a szoftverpiacon úgy, hogy azt sokan az egyetlen lehetséges modellként kezdték elismerni.</text:p>
          </table:table-cell>
          <table:table-cell/>
          <table:table-cell office:value-type="string" calcext:value-type="string">
            <text:p>elfogadottság</text:p>
          </table:table-cell>
          <table:table-cell table:number-columns-repeated="1018"/>
        </table:table-row>
        <table:table-row table:style-name="ro5">
          <table:table-cell office:value-type="string" calcext:value-type="string">
            <text:p>fejlesztők növekvő száma</text:p>
          </table:table-cell>
          <table:table-cell table:style-name="ce2"/>
          <table:table-cell office:value-type="string" calcext:value-type="string">
            <text:p>laszlo_nyilt_2009</text:p>
          </table:table-cell>
          <table:table-cell office:value-type="string" calcext:value-type="string">
            <text:p>Azok a diákok, akik tanulmányaik alatt ismeretségbe, kapcsolatba kerültek a szabad szoftverekkel, gyakran ezt az irányt képviselik későbbi munkájuk során is. Sokan ezzel magyarázzák a Linux egyre növekvő népszerűségét az üzleti szférában. A nyílt forráskódú termékek programozásának oktatásával, illetve a kész termékek terjedésével mind a felhasználói, mind a készítő réteg mindenképpen növekedni fog. Éppen ezt a növekedést igyekeznek előidézni több (kormányzati) FLOSS stratégiában is új tantárgyak (FLOSS), versenyek, ismeretterjesztő programok alkalmazásával.</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Felhasználói tömeg kell</text:p>
          </table:table-cell>
          <table:table-cell table:style-name="ce2"/>
          <table:table-cell office:value-type="string" calcext:value-type="string">
            <text:p>laszlo_nyilt_2009</text:p>
          </table:table-cell>
          <table:table-cell office:value-type="string" calcext:value-type="string">
            <text:p>Kereskedelmi szoftver esetén a gyártó alapvető érdeke, hogy támogatást nyújtson a termékéhez. Szabad szoftver esetén ehhez először a kritikus tömeg, majd a piaci igény elérése szükséges. Mint már említettük, a felhasználóbarát funkciók és dokumentációk lassabban készülnek el.</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FLOSS piaci áttörés</text:p>
          </table:table-cell>
          <table:table-cell table:style-name="ce2"/>
          <table:table-cell office:value-type="string" calcext:value-type="string">
            <text:p>erturk_case_2012</text:p>
          </table:table-cell>
          <table:table-cell office:value-type="string" calcext:value-type="string">
            <text:p>Android represents the successful market breakthrough that the</text:p>
            <text:p>proponents of open-source and Linux software have long been</text:p>
            <text:p>waiting for..... [...] By 2015, low-end Android smartphones</text:p>
            <text:p>are expected by market researchers to seize 80% of the market</text:p>
            <text:p>in Africa, India, and China 16]</text:p>
          </table:table-cell>
          <table:table-cell table:style-name="ce1" office:value-type="float" office:value="191" calcext:value-type="float">
            <text:p>191</text:p>
          </table:table-cell>
          <table:table-cell office:value-type="string" calcext:value-type="string">
            <text:p>elfogadottság</text:p>
          </table:table-cell>
          <table:table-cell table:number-columns-repeated="1018"/>
        </table:table-row>
        <table:table-row table:style-name="ro6">
          <table:table-cell office:value-type="string" calcext:value-type="string">
            <text:p>oss fejlesztési módszerek az üzleti világban. (inner source, corporate opens source, progressive open source.</text:p>
          </table:table-cell>
          <table:table-cell table:style-name="ce2"/>
          <table:table-cell office:value-type="string" calcext:value-type="string">
            <text:p>stol_comparative_2011</text:p>
          </table:table-cell>
          <table:table-cell office:value-type="string" calcext:value-type="string">
            <text:p>Different organizations have used different terms: at Philips Healthcare, it is called ‘‘Inner Source’’ or ‘‘Inner Source Software’’ [4], while at Alcatel-Lucent it is called ‘‘Corporate Open Source’’ [5]. At Hewlett–Packard Corp. this phenomenon is referred to with the umbrella term ‘‘Progressive Open Source’’ (POS) [6].</text:p>
          </table:table-cell>
          <table:table-cell table:style-name="ce1" office:value-type="float" office:value="1321" calcext:value-type="float">
            <text:p>1321</text:p>
          </table:table-cell>
          <table:table-cell office:value-type="string" calcext:value-type="string">
            <text:p>elfogadottság</text:p>
          </table:table-cell>
          <table:table-cell table:number-columns-repeated="1018"/>
        </table:table-row>
        <table:table-row table:style-name="ro5">
          <table:table-cell office:value-type="string" calcext:value-type="string">
            <text:p>ipari cél szoftverek nincsenek.</text:p>
          </table:table-cell>
          <table:table-cell office:value-type="float" office:value="1" calcext:value-type="float">
            <text:p>1</text:p>
          </table:table-cell>
          <table:table-cell office:value-type="string" calcext:value-type="string">
            <text:p>luoma_adoption_2011</text:p>
          </table:table-cell>
          <table:table-cell office:value-type="string" calcext:value-type="string">
            <text:p>However, it was found that opensource is not in use in industry-specific software. The software vendor C expressed this opinion that OSS "does not fit" to software specific to the telecommunication industry and there are no communities to develop them. </text:p>
            <text:p/>
            <text:p>Barriers for adopting OSS in telecommunication industry include lack of internal capabilities (CSPs B, C, D), fear of liabilities , associated control risks and uncertainties in business continuation (CSP A, B, C, D).</text:p>
          </table:table-cell>
          <table:table-cell/>
          <table:table-cell office:value-type="string" calcext:value-type="string">
            <text:p>elfogadottság</text:p>
          </table:table-cell>
          <table:table-cell table:number-columns-repeated="1018"/>
        </table:table-row>
        <table:table-row table:style-name="ro8">
          <table:table-cell office:value-type="string" calcext:value-type="string">
            <text:p>erősen megoszlik a vélemény. A támogatók fiatalabbak és jobban ismerik, az ellenzők tapasztaltabbak és kevesebb a kapcsolatuk</text:p>
          </table:table-cell>
          <table:table-cell office:value-type="float" office:value="1" calcext:value-type="float">
            <text:p>1</text:p>
          </table:table-cell>
          <table:table-cell office:value-type="string" calcext:value-type="string">
            <text:p>marsan_adoption_2012</text:p>
          </table:table-cell>
          <table:table-cell office:value-type="string" calcext:value-type="string">
            <text:p>our focus groups revealed strong opposing views between detractors and supporters. </text:p>
            <text:p/>
            <text:p>Our results indicate that there are more detractors among IT specialists who do not participate in the OSS community. What’s more, detractors in our sample had participated in fewer projects involving OSS than supporters.</text:p>
            <text:p/>
            <text:p>‘‘OSS is less reliable,’’ ‘‘there are more security holes in OSS,’’ ‘‘it is more difficult to get professional support for OSS when troubles arise’’ and ‘‘the total cost of ownership is way higher for OSS’’</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nagy a bizonytalanság</text:p>
          </table:table-cell>
          <table:table-cell office:value-type="float" office:value="1" calcext:value-type="float">
            <text:p>1</text:p>
          </table:table-cell>
          <table:table-cell office:value-type="string" calcext:value-type="string">
            <text:p>marsan_adoption_2012</text:p>
          </table:table-cell>
          <table:table-cell office:value-type="string" calcext:value-type="string">
            <text:p>one of the more experienced participants said that there was ‘‘considerablework to be done to demystify OSS for those who have a poor grasp of the OSS phenomenon’’ (CIO, Loyalty Management firm). </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a szervezetek többféleképpen állhatnak a OSS-hez. (oss infrastuktúrát használnak, OSS CASE eszközöket, OSS komponenseket integrálnak, közösségben vesznek részt, saját OSS termékük van, OSS fejlesztési módszertant használnak.</text:p>
          </table:table-cell>
          <table:table-cell office:value-type="float" office:value="1" calcext:value-type="float">
            <text:p>1</text:p>
          </table:table-cell>
          <table:table-cell office:value-type="string" calcext:value-type="string">
            <text:p>hauge_adoption_2010</text:p>
          </table:table-cell>
          <table:table-cell office:value-type="string" calcext:value-type="string">
            <text:p>organizations adopt OSS in distinctly differ- ent ways. (1) deploy OSS infrastructure and applications, (2) use OSS CASE tools, (3) integrate OSS components, (4) participate in external OSS communities and contribute to the development of OSS products that are controlled by someone else, (5) providetheir own OSS products, and (6) use OSS development practices.</text:p>
          </table:table-cell>
          <table:table-cell table:style-name="ce1" office:value-type="float" office:value="1149" calcext:value-type="float">
            <text:p>1149</text:p>
          </table:table-cell>
          <table:table-cell office:value-type="string" calcext:value-type="string">
            <text:p>elfogadottság</text:p>
          </table:table-cell>
          <table:table-cell table:number-columns-repeated="1018"/>
        </table:table-row>
        <table:table-row table:style-name="ro2">
          <table:table-cell office:value-type="string" calcext:value-type="string">
            <text:p>kevés oss papír az oss használatról</text:p>
          </table:table-cell>
          <table:table-cell office:value-type="float" office:value="1" calcext:value-type="float">
            <text:p>1</text:p>
          </table:table-cell>
          <table:table-cell office:value-type="string" calcext:value-type="string">
            <text:p>hauge_adoption_2010</text:p>
          </table:table-cell>
          <table:table-cell office:value-type="string" calcext:value-type="string">
            <text:p>few empirical research papers on OSS in organizations are being published. The</text:p>
            <text:p>number of such papers is particularly low in quality software engineering journals</text:p>
          </table:table-cell>
          <table:table-cell table:style-name="ce1" office:value-type="float" office:value="1148" calcext:value-type="float">
            <text:p>1148</text:p>
          </table:table-cell>
          <table:table-cell office:value-type="string" calcext:value-type="string">
            <text:p>elfogadottság</text:p>
          </table:table-cell>
          <table:table-cell table:number-columns-repeated="1018"/>
        </table:table-row>
        <table:table-row table:style-name="ro2">
          <table:table-cell office:value-type="string" calcext:value-type="string">
            <text:p>kialakult vélemény: az oss nehezen használható</text:p>
          </table:table-cell>
          <table:table-cell office:value-type="float" office:value="1" calcext:value-type="float">
            <text:p>1</text:p>
          </table:table-cell>
          <table:table-cell office:value-type="string" calcext:value-type="string">
            <text:p>gwebu_adoption_2011</text:p>
          </table:table-cell>
          <table:table-cell office:value-type="string" calcext:value-type="string">
            <text:p>critical to change users' presumptions that all OSS applications are extremely difficult to use and that they are only for tech-savvy users</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a vélt használhatóságot és könnyű haszálatot felnagyíthatja az OSS support hiányosságok </text:p>
          </table:table-cell>
          <table:table-cell office:value-type="string" calcext:value-type="string">
            <text:p>?</text:p>
          </table:table-cell>
          <table:table-cell office:value-type="string" calcext:value-type="string">
            <text:p>gwebu_adoption_2011</text:p>
          </table:table-cell>
          <table:table-cell office:value-type="string" calcext:value-type="string">
            <text:p>The importance of Perceived Eease Of Uuse over Perceived Usefulness could also be magnified by the drawbacks of OSS such as the lack of training and formal support and the velocity of software version upgrades.</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szterotípia: nehéz tanulni és használni,normál felhasználóknak</text:p>
          </table:table-cell>
          <table:table-cell office:value-type="string" calcext:value-type="string">
            <text:p>r</text:p>
          </table:table-cell>
          <table:table-cell office:value-type="string" calcext:value-type="string">
            <text:p>gwebu_adoption_2011</text:p>
          </table:table-cell>
          <table:table-cell office:value-type="string" calcext:value-type="string">
            <text:p>stereotypical assumption that OSS applications are difficult to learn and use and are beyond the technical</text:p>
            <text:p>capability of ordinary users [19,26,28].</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képzésre van szükség hogy lekűzdjék az OSS-el szembeni ellenállást.</text:p>
          </table:table-cell>
          <table:table-cell office:value-type="float" office:value="1" calcext:value-type="float">
            <text:p>1</text:p>
          </table:table-cell>
          <table:table-cell office:value-type="string" calcext:value-type="string">
            <text:p>gwebu_adoption_2011</text:p>
          </table:table-cell>
          <table:table-cell office:value-type="string" calcext:value-type="string">
            <text:p>Organizations can first focus their OSS incorporation efforts on adopters who are</text:p>
            <text:p>more likely to readily embrace the intended OSS applications and then use them as change agents and opinion leaders to facilitate further diffusion. In addition, customized training and support programs can also be designed to meet the different needs of each adopter group, thereby effectively reducing employee resistance and efficiently utilizing organizational resources.</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a legtöbb fejlesztő cég be akar szállni az oss piacra</text:p>
          </table:table-cell>
          <table:table-cell office:value-type="float" office:value="1" calcext:value-type="float">
            <text:p>1</text:p>
          </table:table-cell>
          <table:table-cell office:value-type="string" calcext:value-type="string">
            <text:p>petrinja_adoption_2011</text:p>
          </table:table-cell>
          <table:table-cell office:value-type="string" calcext:value-type="string">
            <text:p>The majority</text:p>
            <text:p>of the surveyed companies are trying to participate on the OSS market starting with</text:p>
            <text:p>small, exploration projects and then incrementally extending them.</text:p>
          </table:table-cell>
          <table:table-cell table:style-name="ce1" office:value-type="float" office:value="242" calcext:value-type="float">
            <text:p>242</text:p>
          </table:table-cell>
          <table:table-cell office:value-type="string" calcext:value-type="string">
            <text:p>elfogadottság</text:p>
          </table:table-cell>
          <table:table-cell table:number-columns-repeated="1018"/>
        </table:table-row>
        <table:table-row table:style-name="ro10">
          <table:table-cell office:value-type="string" calcext:value-type="string">
            <text:p>nyílt forráskód exponenciálisan nő</text:p>
          </table:table-cell>
          <table:table-cell office:value-type="float" office:value="1" calcext:value-type="float">
            <text:p>1</text:p>
          </table:table-cell>
          <table:table-cell office:value-type="string" calcext:value-type="string">
            <text:p>hofmann_dual_2013</text:p>
          </table:table-cell>
          <table:table-cell office:value-type="string" calcext:value-type="string">
            <text:p>open source software code is growing at an exponential rate.</text:p>
          </table:table-cell>
          <table:table-cell table:style-name="ce1" office:value-type="float" office:value="254" calcext:value-type="float">
            <text:p>254</text:p>
          </table:table-cell>
          <table:table-cell office:value-type="string" calcext:value-type="string">
            <text:p>elfogadottság</text:p>
          </table:table-cell>
          <table:table-cell table:number-columns-repeated="1018"/>
        </table:table-row>
        <table:table-row table:style-name="ro2">
          <table:table-cell office:value-type="string" calcext:value-type="string">
            <text:p>ismeretlen és félnek az oss-től</text:p>
          </table:table-cell>
          <table:table-cell office:value-type="float" office:value="1" calcext:value-type="float">
            <text:p>1</text:p>
          </table:table-cell>
          <table:table-cell office:value-type="string" calcext:value-type="string">
            <text:p>ven_field_2010</text:p>
          </table:table-cell>
          <table:table-cell office:value-type="string" calcext:value-type="string">
            <text:p>The most important barrier that was mentioned by almost a third of the organizations is a lack of knowledge about OSSS. 32.1%</text:p>
          </table:table-cell>
          <table:table-cell table:style-name="ce1" office:value-type="float" office:value="284" calcext:value-type="float">
            <text:p>284</text:p>
          </table:table-cell>
          <table:table-cell office:value-type="string" calcext:value-type="string">
            <text:p>elfogadottság</text:p>
          </table:table-cell>
          <table:table-cell table:number-columns-repeated="1018"/>
        </table:table-row>
        <table:table-row table:style-name="ro2">
          <table:table-cell office:value-type="string" calcext:value-type="string">
            <text:p>menedzsment ellenállása</text:p>
          </table:table-cell>
          <table:table-cell office:value-type="float" office:value="1" calcext:value-type="float">
            <text:p>1</text:p>
          </table:table-cell>
          <table:table-cell office:value-type="string" calcext:value-type="string">
            <text:p>ven_field_2010</text:p>
          </table:table-cell>
          <table:table-cell office:value-type="string" calcext:value-type="string">
            <text:p>respondents expressed that managers in the organization were either “unease about the use of OSS ” or simply “not in favor of OSS ”.</text:p>
          </table:table-cell>
          <table:table-cell table:style-name="ce1" office:value-type="float" office:value="286" calcext:value-type="float">
            <text:p>286</text:p>
          </table:table-cell>
          <table:table-cell office:value-type="string" calcext:value-type="string">
            <text:p>elfogadottság</text:p>
          </table:table-cell>
          <table:table-cell table:number-columns-repeated="1018"/>
        </table:table-row>
        <table:table-row table:style-name="ro6">
          <table:table-cell office:value-type="string" calcext:value-type="string">
            <text:p>jellegzetes szerkezetű az OS szociális hálója</text:p>
          </table:table-cell>
          <table:table-cell office:value-type="float" office:value="1" calcext:value-type="float">
            <text:p>1</text:p>
          </table:table-cell>
          <table:table-cell office:value-type="string" calcext:value-type="string">
            <text:p>martinez-torres_genetic_2012</text:p>
          </table:table-cell>
          <table:table-cell office:value-type="string" calcext:value-type="string">
            <text:p>Fig. 9. Patterns of behaviour of Debian Linux ports communities.</text:p>
            <text:p/>
            <text:p>OSS communities tend to gain as many members as possible, and their</text:p>
            <text:p>internal organization facilitates a certain hierarchy to emerge.</text:p>
          </table:table-cell>
          <table:table-cell table:style-name="ce1" office:value-type="float" office:value="13190" calcext:value-type="float">
            <text:p>13190</text:p>
          </table:table-cell>
          <table:table-cell office:value-type="string" calcext:value-type="string">
            <text:p>elfogadottság</text:p>
          </table:table-cell>
          <table:table-cell table:number-columns-repeated="1018"/>
        </table:table-row>
        <table:table-row table:style-name="ro9">
          <table:table-cell office:value-type="string" calcext:value-type="string">
            <text:p>a hierarchia stabilizál a belső körbe csak a közösség többi részével való kommunikáció útján lehet bekerülni.</text:p>
          </table:table-cell>
          <table:table-cell office:value-type="float" office:value="1" calcext:value-type="float">
            <text:p>1</text:p>
          </table:table-cell>
          <table:table-cell office:value-type="string" calcext:value-type="string">
            <text:p>martinez-torres_genetic_2012</text:p>
          </table:table-cell>
          <table:table-cell office:value-type="string" calcext:value-type="string">
            <text:p>Hierarchy can be understood as a stabilizing factor of the community that assigns the authority to a reduced core group member. Access to the inner circle of the community can only be achieved through a process of participation and interaction with the rest of the community.</text:p>
          </table:table-cell>
          <table:table-cell table:style-name="ce1" office:value-type="float" office:value="13190" calcext:value-type="float">
            <text:p>13190</text:p>
          </table:table-cell>
          <table:table-cell office:value-type="string" calcext:value-type="string">
            <text:p>elfogadottság</text:p>
          </table:table-cell>
          <table:table-cell table:number-columns-repeated="1018"/>
        </table:table-row>
        <table:table-row table:style-name="ro6">
          <table:table-cell office:value-type="string" calcext:value-type="string">
            <text:p>van ugyan oss stratégia de minőség és megbízhatóságtól félnek.</text:p>
          </table:table-cell>
          <table:table-cell office:value-type="string" calcext:value-type="string">
            <text:p>r</text:p>
          </table:table-cell>
          <table:table-cell office:value-type="string" calcext:value-type="string">
            <text:p>ullah_method_2014</text:p>
          </table:table-cell>
          <table:table-cell office:value-type="string" calcext:value-type="string">
            <text:p>Recent empirical research published by Forrester highlighted that, although many European software companies have a clear OSS adoption strategy, there are fears and questions about the adoption (Brown 2004). All these fears and concerns can be traced back to the quality and reliability of the OSS (Zhou et al. 2005;Brown 2004).</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OS elfogadottság legfontosabb oka a kalózkodás elleni globális fellépés. fejlődő országokban a kalózkodás miatt OS előnye kicsi. a szabályozott országokban pl EU ez fordíva van.</text:p>
          </table:table-cell>
          <table:table-cell office:value-type="string" calcext:value-type="string">
            <text:p>?</text:p>
          </table:table-cell>
          <table:table-cell office:value-type="string" calcext:value-type="string">
            <text:p>valimaki_empirical_2005</text:p>
          </table:table-cell>
          <table:table-cell office:value-type="string" calcext:value-type="string">
            <text:p>major drivers for a wider adoption of Open Source at the global level is software piracy.</text:p>
            <text:p/>
            <text:p>Unlike in developing countries, piracy is not that major concern in European Union. The strong IPR-enforcement rules make licensing violations basically more expensive than staying legal.</text:p>
          </table:table-cell>
          <table:table-cell table:style-name="ce1" office:value-type="float" office:value="514" calcext:value-type="float">
            <text:p>514</text:p>
          </table:table-cell>
          <table:table-cell office:value-type="string" calcext:value-type="string">
            <text:p>elfogadottság</text:p>
          </table:table-cell>
          <table:table-cell table:number-columns-repeated="1018"/>
        </table:table-row>
        <table:table-row table:style-name="ro9">
          <table:table-cell office:value-type="string" calcext:value-type="string">
            <text:p>EU-ban a kormányzatok gyakran üzleti rendszerek csapdájába estek (lock-in)</text:p>
          </table:table-cell>
          <table:table-cell office:value-type="string" calcext:value-type="string">
            <text:p>?</text:p>
          </table:table-cell>
          <table:table-cell office:value-type="string" calcext:value-type="string">
            <text:p>valimaki_empirical_2005</text:p>
          </table:table-cell>
          <table:table-cell office:value-type="string" calcext:value-type="string">
            <text:p>problem in the EU is that the governments are oftenlocked-in to their proprietary systems which raises significantly the costs of moving to alternatives. To counter this problem, EU has started to endorse open standards</text:p>
          </table:table-cell>
          <table:table-cell table:style-name="ce1" office:value-type="float" office:value="515" calcext:value-type="float">
            <text:p>515</text:p>
          </table:table-cell>
          <table:table-cell office:value-type="string" calcext:value-type="string">
            <text:p>elfogadottság</text:p>
          </table:table-cell>
          <table:table-cell table:number-columns-repeated="1018"/>
        </table:table-row>
        <table:table-row table:style-name="ro6">
          <table:table-cell office:value-type="string" calcext:value-type="string">
            <text:p>előnyös a közszektorban mert adaptálható, olcsón másolható, fejleszthető és szabványkövető</text:p>
          </table:table-cell>
          <table:table-cell office:value-type="string" calcext:value-type="string">
            <text:p>?</text:p>
          </table:table-cell>
          <table:table-cell office:value-type="string" calcext:value-type="string">
            <text:p>valimaki_empirical_2005</text:p>
          </table:table-cell>
          <table:table-cell office:value-type="string" calcext:value-type="string">
            <text:p>low costs of replication and the possibilities it offers for continuous improvement and adaptations to local needs, open source software also presents a way of ensuring adherence to open standards and thus to improving interoperability and equal access to public sector information and services.</text:p>
          </table:table-cell>
          <table:table-cell table:style-name="ce1" office:value-type="float" office:value="518" calcext:value-type="float">
            <text:p>518</text:p>
          </table:table-cell>
          <table:table-cell office:value-type="string" calcext:value-type="string">
            <text:p>elfogadottság</text:p>
          </table:table-cell>
          <table:table-cell table:number-columns-repeated="1018"/>
        </table:table-row>
        <table:table-row table:style-name="ro2">
          <table:table-cell office:value-type="string" calcext:value-type="string">
            <text:p>közszférában (finn) gyakran használják</text:p>
          </table:table-cell>
          <table:table-cell office:value-type="float" office:value="1" calcext:value-type="float">
            <text:p>1</text:p>
          </table:table-cell>
          <table:table-cell office:value-type="string" calcext:value-type="string">
            <text:p>valimaki_empirical_2005</text:p>
          </table:table-cell>
          <table:table-cell office:value-type="string" calcext:value-type="string">
            <text:p>most wide used category of open source was “Internet services – server side” with 44 communities using it mixed with proprietary software and additional 8 using only open source.</text:p>
          </table:table-cell>
          <table:table-cell table:style-name="ce1" office:value-type="float" office:value="518" calcext:value-type="float">
            <text:p>518</text:p>
          </table:table-cell>
          <table:table-cell office:value-type="string" calcext:value-type="string">
            <text:p>elfogadottság</text:p>
          </table:table-cell>
          <table:table-cell table:number-columns-repeated="1018"/>
        </table:table-row>
        <table:table-row table:style-name="ro9">
          <table:table-cell office:value-type="string" calcext:value-type="string">
            <text:p>az OTS (of the self) felhasználók nagyon óvatosak ha biztonság-kritikus helyen kell felhasználniuk OTS-t</text:p>
          </table:table-cell>
          <table:table-cell office:value-type="float" office:value="1" calcext:value-type="float">
            <text:p>1</text:p>
          </table:table-cell>
          <table:table-cell office:value-type="string" calcext:value-type="string">
            <text:p>li_empirical_2006</text:p>
          </table:table-cell>
          <table:table-cell office:value-type="string" calcext:value-type="string">
            <text:p>Our results show that OTS component users are still very cautious of using either COTS or OSS components in the security-critical systems. So, software security aspect may not be distinguished between COTS and OSS components.</text:p>
          </table:table-cell>
          <table:table-cell table:style-name="ce1" office:value-type="float" office:value="898" calcext:value-type="float">
            <text:p>898</text:p>
          </table:table-cell>
          <table:table-cell office:value-type="string" calcext:value-type="string">
            <text:p>elfogadottság</text:p>
          </table:table-cell>
          <table:table-cell table:number-columns-repeated="1018"/>
        </table:table-row>
        <table:table-row table:style-name="ro10">
          <table:table-cell office:value-type="string" calcext:value-type="string">
            <text:p>User resistance (35%)</text:p>
          </table:table-cell>
          <table:table-cell office:value-type="float" office:value="1" calcext:value-type="float">
            <text:p>1</text:p>
          </table:table-cell>
          <table:table-cell office:value-type="string" calcext:value-type="string">
            <text:p>di_penta_exploratory_2010</text:p>
          </table:table-cell>
          <table:table-cell office:value-type="string" calcext:value-type="string">
            <text:p>User resistance (35%)</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megoldási javaslat integrációhoz</text:p>
          </table:table-cell>
          <table:table-cell office:value-type="string" calcext:value-type="string">
            <text:p>?</text:p>
          </table:table-cell>
          <table:table-cell office:value-type="string" calcext:value-type="string">
            <text:p>di_penta_exploratory_2010</text:p>
          </table:table-cell>
          <table:table-cell office:value-type="string" calcext:value-type="string">
            <text:p>OSSE Model</text:p>
          </table:table-cell>
          <table:table-cell/>
          <table:table-cell office:value-type="string" calcext:value-type="string">
            <text:p>elfogadottság</text:p>
          </table:table-cell>
          <table:table-cell table:number-columns-repeated="1018"/>
        </table:table-row>
        <table:table-row table:style-name="ro2">
          <table:table-cell office:value-type="string" calcext:value-type="string">
            <text:p>speciális modellek a oss hasnálathoz</text:p>
          </table:table-cell>
          <table:table-cell office:value-type="string" calcext:value-type="string">
            <text:p>?</text:p>
          </table:table-cell>
          <table:table-cell office:value-type="string" calcext:value-type="string">
            <text:p>di_penta_exploratory_2010</text:p>
          </table:table-cell>
          <table:table-cell office:value-type="string" calcext:value-type="string">
            <text:p>Governments such as those in Germany, Malaysia, and Australia have developed comprehensive guidelines (models) that are used by their departments to proliferate OSS usage.</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szükség van európai szintű ict vcs-re</text:p>
          </table:table-cell>
          <table:table-cell office:value-type="float" office:value="1" calcext:value-type="float">
            <text:p>1</text:p>
          </table:table-cell>
          <table:table-cell office:value-type="string" calcext:value-type="string">
            <text:p>matos_open_2013</text:p>
          </table:table-cell>
          <table:table-cell office:value-type="string" calcext:value-type="string">
            <text:p>From the perspective of the ICT community, it would be desirable</text:p>
            <text:p>that Open Source results from past projects could easily be found</text:p>
            <text:p>and jointly worked on a common location towards future goals.</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a mérhető metrikáknak nagy szerepe lehet az EU szintű együttműködsében.</text:p>
          </table:table-cell>
          <table:table-cell office:value-type="string" calcext:value-type="string">
            <text:p>?</text:p>
          </table:table-cell>
          <table:table-cell office:value-type="string" calcext:value-type="string">
            <text:p>matos_open_2013</text:p>
          </table:table-cell>
          <table:table-cell office:value-type="string" calcext:value-type="string">
            <text:p>ongoing research efforts by projects such as Flossmetrics [2], Ossmeter [3] or Markos [4]. Such metrics are an important measurement for projects’ activities. Not only in terms of internal project chievements, but also to measure interaction with other EU projects. Furthermore this allows the community to keep track of software that is a direct result of EU research projects, even after the projects that originally produced it have ended.</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nem ismert hogy létezik ilyen alternatíva, és kevesen tudják használni.</text:p>
          </table:table-cell>
          <table:table-cell office:value-type="float" office:value="1" calcext:value-type="float">
            <text:p>1</text:p>
          </table:table-cell>
          <table:table-cell office:value-type="string" calcext:value-type="string">
            <text:p>marsan_antecedents_2013</text:p>
          </table:table-cell>
          <table:table-cell office:value-type="string" calcext:value-type="string">
            <text:p>In fact, most of the IT specialists and decision makers have little knowledge of OSS. This is even more the case in facilities where IT adoption decisions are made by people with no technical background, e.g., the finance manager, who quite often are not even aware of the existence of alternatives to proprietary software.</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megbízhatóságnak nagy szerepe van az elfogadásban</text:p>
          </table:table-cell>
          <table:table-cell office:value-type="float" office:value="1" calcext:value-type="float">
            <text:p>1</text:p>
          </table:table-cell>
          <table:table-cell office:value-type="string" calcext:value-type="string">
            <text:p>damiani_qualitative_2015</text:p>
          </table:table-cell>
          <table:table-cell office:value-type="string" calcext:value-type="string">
            <text:p>Three organizations (C1, C5, C7) stated that OSS was highly reliable and they used OSS in production, whereas five organizations(C2, C3, C6, C8, C9) highlighted lack of reliability for not adopting OSS. Reliabilitywas expressed in terms of the following items: security, stability/scalability/ maturity,and lack of features.</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oss asztali alkalmazások használhatók prop. megoldásokkal</text:p>
          </table:table-cell>
          <table:table-cell office:value-type="float" office:value="1" calcext:value-type="float">
            <text:p>1</text:p>
          </table:table-cell>
          <table:table-cell office:value-type="string" calcext:value-type="string">
            <text:p>rossi_study_2006</text:p>
          </table:table-cell>
          <table:table-cell office:value-type="string" calcext:value-type="string">
            <text:p>results of our analysis show that proprietary andopen solution can coexist on the working environment on the desktop side. Also the average number of documents per day seems domparable</text:p>
          </table:table-cell>
          <table:table-cell table:style-name="ce1" office:value-type="float" office:value="170" calcext:value-type="float">
            <text:p>170</text:p>
          </table:table-cell>
          <table:table-cell office:value-type="string" calcext:value-type="string">
            <text:p>elfogadottság</text:p>
          </table:table-cell>
          <table:table-cell table:number-columns-repeated="1018"/>
        </table:table-row>
        <table:table-row table:style-name="ro9">
          <table:table-cell office:value-type="string" calcext:value-type="string">
            <text:p>keveset használják kritikus környezetben</text:p>
          </table:table-cell>
          <table:table-cell office:value-type="string" calcext:value-type="string">
            <text:p>?</text:p>
          </table:table-cell>
          <table:table-cell office:value-type="string" calcext:value-type="string">
            <text:p>ardagna_focse:_2007</text:p>
          </table:table-cell>
          <table:table-cell office:value-type="string" calcext:value-type="string">
            <text:p>much smaller number of</text:p>
            <text:p>companies have deployed it in critical areas such as security and access</text:p>
            <text:p>control.</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üzleti vállalkozásnál lehet figyleni a cég piaci kapitalizációját és reputációját, oss esetén a közösséget kell elemezni</text:p>
          </table:table-cell>
          <table:table-cell office:value-type="float" office:value="1" calcext:value-type="float">
            <text:p>1</text:p>
          </table:table-cell>
          <table:table-cell office:value-type="string" calcext:value-type="string">
            <text:p>izquierdo-cortazar_floss_2010</text:p>
          </table:table-cell>
          <table:table-cell office:value-type="string" calcext:value-type="string">
            <text:p>When acquiring software, enterprises are not only interested to know about</text:p>
            <text:p>the product and its quality but also interested in who produced that product</text:p>
            <text:p>and its reputability. For traditional enterprises, reputability can be check based</text:p>
            <text:p>on financial strength of the software provider. However, for the FLOSS world, we</text:p>
            <text:p>must find other ways to determine if a FLOSS endeavor (or a FLOSS project) is</text:p>
            <text:p>serious. This can be done by studying the behavior of a FLOSS community.</text:p>
          </table:table-cell>
          <table:table-cell table:style-name="ce1" office:value-type="float" office:value="338" calcext:value-type="float">
            <text:p>338</text:p>
          </table:table-cell>
          <table:table-cell office:value-type="string" calcext:value-type="string">
            <text:p>elfogadottság</text:p>
          </table:table-cell>
          <table:table-cell table:number-columns-repeated="1018"/>
        </table:table-row>
        <table:table-row table:style-name="ro6">
          <table:table-cell office:value-type="string" calcext:value-type="string">
            <text:p>stack overflow kommunikáció elemzés alapján OS erősen jelen van a fejlesztői tudatban</text:p>
          </table:table-cell>
          <table:table-cell office:value-type="float" office:value="1" calcext:value-type="float">
            <text:p>1</text:p>
          </table:table-cell>
          <table:table-cell office:value-type="string" calcext:value-type="string">
            <text:p>barua_what_2014</text:p>
          </table:table-cell>
          <table:table-cell office:value-type="string" calcext:value-type="string">
            <text:p>We find references to open source software across many of the topics that we</text:p>
            <text:p>discovered. [...]This suggests that developers are quick to embrace an open source platform over a</text:p>
            <text:p>commercial platform.</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A osd "hackerek" és az üzletből pénzt csinálók közt feszültség van.</text:p>
          </table:table-cell>
          <table:table-cell office:value-type="string" calcext:value-type="string">
            <text:p>r</text:p>
          </table:table-cell>
          <table:table-cell office:value-type="string" calcext:value-type="string">
            <text:p>bayrak_open_2005</text:p>
          </table:table-cell>
          <table:table-cell office:value-type="string" calcext:value-type="string">
            <text:p>OSD model produces an unprecedented</text:p>
            <text:p>quality of feature rich software in amazing time frames. And it does this by dis-</text:p>
            <text:p>missing the highly centralized and controlled, if not oppressive, forms of traditional</text:p>
            <text:p>software engineering. Yet, a certain tension exists between these fervent hackers and</text:p>
            <text:p>those that seek to use the fruits of creation as intellectual property in the market-</text:p>
            <text:p>place [21].</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közigazgatásban egyre nő a foss fontossága. (több hivatkozás is cikkben)</text:p>
          </table:table-cell>
          <table:table-cell office:value-type="float" office:value="1" calcext:value-type="float">
            <text:p>1</text:p>
          </table:table-cell>
          <table:table-cell office:value-type="string" calcext:value-type="string">
            <text:p>bouras_policy_2014</text:p>
          </table:table-cell>
          <table:table-cell office:value-type="string" calcext:value-type="string">
            <text:p>The importance of FOSS is rising among public administrations in the United Kingdom with politicians increasingly</text:p>
            <text:p>acknowledging its impact. Some recent examples of public administrations turning to FOSS include city and county coun-</text:p>
            <text:p>cils (e.g. the Oxfordshire County Council), hospitals and government departments (JOINUP, 2011c).</text:p>
          </table:table-cell>
          <table:table-cell/>
          <table:table-cell office:value-type="string" calcext:value-type="string">
            <text:p>elfogadottság</text:p>
          </table:table-cell>
          <table:table-cell table:number-columns-repeated="1018"/>
        </table:table-row>
        <table:table-row table:style-name="ro2">
          <table:table-cell office:value-type="string" calcext:value-type="string">
            <text:p>csomagszámok nőnek a debianban</text:p>
          </table:table-cell>
          <table:table-cell office:value-type="float" office:value="1" calcext:value-type="float">
            <text:p>1</text:p>
          </table:table-cell>
          <table:table-cell office:value-type="string" calcext:value-type="string">
            <text:p>caneill_debsources:_2014</text:p>
          </table:table-cell>
          <table:table-cell office:value-type="string" calcext:value-type="string">
            <text:p>The absolute number of modified packages appears to</text:p>
            <text:p>grow with the release size over time.</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e government esetén a zárt forrású infrastruktúra átláthatatlanná teszi a kiberközösség kapcsoaltrendszerét</text:p>
          </table:table-cell>
          <table:table-cell office:value-type="string" calcext:value-type="string">
            <text:p>?</text:p>
          </table:table-cell>
          <table:table-cell office:value-type="string" calcext:value-type="string">
            <text:p>chopra_free_2007</text:p>
          </table:table-cell>
          <table:table-cell office:value-type="string" calcext:value-type="string">
            <text:p>In the cyborg world, a ring of software agents – the true face of interaction with the polity – surrounds the human core of government. If the software is proprietary, un-free, the relationships it mediates remain opaque. Such a system allows for the concealed, untrammeled growth of governmental and corporate power through exquisite systems of control that make tracking, surveillance, privacy and trespass invasions, and restrictions on sharing of information a matter of course.</text:p>
          </table:table-cell>
          <table:table-cell/>
          <table:table-cell office:value-type="string" calcext:value-type="string">
            <text:p>elfogadottság</text:p>
          </table:table-cell>
          <table:table-cell table:number-columns-repeated="1018"/>
        </table:table-row>
        <table:table-row table:style-name="ro11">
          <table:table-cell office:value-type="string" calcext:value-type="string">
            <text:p>Speciális üzleti stratégiák</text:p>
          </table:table-cell>
          <table:table-cell office:value-type="string" calcext:value-type="string">
            <text:p>r</text:p>
          </table:table-cell>
          <table:table-cell office:value-type="string" calcext:value-type="string">
            <text:p>christl_free_2008</text:p>
          </table:table-cell>
          <table:table-cell office:value-type="string" calcext:value-type="string">
            <text:p>Koenig (2004) identifies seven strategies to generate business and leverage OS:</text:p>
            <text:p>The Optimization Strategy</text:p>
            <text:p>The Dual License Strategy</text:p>
            <text:p>The Consulting Strategy</text:p>
            <text:p>The Subscription Strategy</text:p>
            <text:p>The Patronage Strategy</text:p>
            <text:p>The Hosted Strategy</text:p>
            <text:p>The Embedded Strategy.</text:p>
          </table:table-cell>
          <table:table-cell/>
          <table:table-cell office:value-type="string" calcext:value-type="string">
            <text:p>elfogadottság</text:p>
          </table:table-cell>
          <table:table-cell table:number-columns-repeated="1018"/>
        </table:table-row>
        <table:table-row table:style-name="ro2">
          <table:table-cell office:value-type="string" calcext:value-type="string">
            <text:p>sok hasonló projekt nehéz választani.</text:p>
          </table:table-cell>
          <table:table-cell office:value-type="string" calcext:value-type="string">
            <text:p>?</text:p>
          </table:table-cell>
          <table:table-cell office:value-type="string" calcext:value-type="string">
            <text:p>de_groot_call_2006</text:p>
          </table:table-cell>
          <table:table-cell office:value-type="string" calcext:value-type="string">
            <text:p>Many OSS projects are very similar. How do we choose between them? [..]</text:p>
            <text:p>How can we distinguish the "good" and "bad" projects?</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bizalmi modell</text:p>
          </table:table-cell>
          <table:table-cell office:value-type="float" office:value="1" calcext:value-type="float">
            <text:p>1</text:p>
          </table:table-cell>
          <table:table-cell office:value-type="string" calcext:value-type="string">
            <text:p>del_bianco_quality_2009</text:p>
          </table:table-cell>
          <table:table-cell table:style-name="ce2"/>
          <table:table-cell/>
          <table:table-cell office:value-type="string" calcext:value-type="string">
            <text:p>elfogadottság</text:p>
          </table:table-cell>
          <table:table-cell table:number-columns-repeated="1018"/>
        </table:table-row>
        <table:table-row table:style-name="ro7">
          <table:table-cell office:value-type="string" calcext:value-type="string">
            <text:p>a technológiailag amúgy is oss közeli vállalatok könnyebben válnak hibriddé</text:p>
          </table:table-cell>
          <table:table-cell office:value-type="float" office:value="1" calcext:value-type="float">
            <text:p>1</text:p>
          </table:table-cell>
          <table:table-cell office:value-type="string" calcext:value-type="string">
            <text:p>deodhar_hybrid_2012</text:p>
          </table:table-cell>
          <table:table-cell office:value-type="string" calcext:value-type="string">
            <text:p>Technological proximity to open source was another pattern observed. Most</text:p>
            <text:p>organizations studied did not start out with hybrid business model. It emerged later as</text:p>
            <text:p>suitable way of doing business. However, organizations already were technologically</text:p>
            <text:p>closer to open source than proprietary with software product being created using open</text:p>
            <text:p>source technologies.</text:p>
          </table:table-cell>
          <table:table-cell table:style-name="ce1" office:value-type="float" office:value="365" calcext:value-type="float">
            <text:p>365</text:p>
          </table:table-cell>
          <table:table-cell office:value-type="string" calcext:value-type="string">
            <text:p>elfogadottság</text:p>
          </table:table-cell>
          <table:table-cell table:number-columns-repeated="1018"/>
        </table:table-row>
        <table:table-row table:style-name="ro1">
          <table:table-cell office:value-type="string" calcext:value-type="string">
            <text:p>három fő ok amiért open source-ra válthatnak</text:p>
          </table:table-cell>
          <table:table-cell office:value-type="float" office:value="1" calcext:value-type="float">
            <text:p>1</text:p>
          </table:table-cell>
          <table:table-cell office:value-type="string" calcext:value-type="string">
            <text:p>de_pablos_adoption_2010</text:p>
          </table:table-cell>
          <table:table-cell office:value-type="string" calcext:value-type="string">
            <text:p>- organizations that independently from the provider</text:p>
            <text:p>consider that open source is a strategic asset.</text:p>
            <text:p>- open source software as a better option than proprietary software in terms of results and new options</text:p>
            <text:p>- organizations that have budgetary restrictions, and see in open source an interesting option in a typical cost analysis benefit in terms of licenses and hardware obsolescence</text:p>
          </table:table-cell>
          <table:table-cell table:style-name="ce1" office:value-type="float" office:value="141" calcext:value-type="float">
            <text:p>141</text:p>
          </table:table-cell>
          <table:table-cell office:value-type="string" calcext:value-type="string">
            <text:p>elfogadottság</text:p>
          </table:table-cell>
          <table:table-cell table:number-columns-repeated="1018"/>
        </table:table-row>
        <table:table-row table:style-name="ro10">
          <table:table-cell office:value-type="string" calcext:value-type="string">
            <text:p>speciális minősíti keretrendszerek</text:p>
          </table:table-cell>
          <table:table-cell office:value-type="string" calcext:value-type="string">
            <text:p>r</text:p>
          </table:table-cell>
          <table:table-cell office:value-type="string" calcext:value-type="string">
            <text:p>deprez_comparing_2008</text:p>
          </table:table-cell>
          <table:table-cell office:value-type="string" calcext:value-type="string">
            <text:p>tree hierarchy of evaluation criteria in QSOS's generic section.</text:p>
          </table:table-cell>
          <table:table-cell table:style-name="ce1" office:value-type="float" office:value="14" calcext:value-type="float">
            <text:p>14</text:p>
          </table:table-cell>
          <table:table-cell office:value-type="string" calcext:value-type="string">
            <text:p>elfogadottság</text:p>
          </table:table-cell>
          <table:table-cell table:number-columns-repeated="1018"/>
        </table:table-row>
        <table:table-row table:style-name="ro1">
          <table:table-cell office:value-type="string" calcext:value-type="string">
            <text:p>osztályozás 1. Technológia (8 féle) 2. szervezési (7 féle) és környezeti (7 féle)</text:p>
          </table:table-cell>
          <table:table-cell table:style-name="ce2"/>
          <table:table-cell office:value-type="string" calcext:value-type="string">
            <text:p>ellis_open_2009</text:p>
          </table:table-cell>
          <table:table-cell office:value-type="string" calcext:value-type="string">
            <text:p>Dedrick &amp; West’s adaption of the Technology-Organisation-</text:p>
            <text:p>Environment (TOE) framework, originally developed by [4], was</text:p>
            <text:p>used as the primary framework for this research. Dedrick &amp;</text:p>
            <text:p>West’s adaption of TOE was developed specifically to address</text:p>
            <text:p>OSS adoption and was therefore identified as an appropriate</text:p>
            <text:p>framework for this research [3].</text:p>
          </table:table-cell>
          <table:table-cell table:style-name="ce1" office:value-type="float" office:value="42" calcext:value-type="float">
            <text:p>42</text:p>
          </table:table-cell>
          <table:table-cell office:value-type="string" calcext:value-type="string">
            <text:p>elfogadottság</text:p>
          </table:table-cell>
          <table:table-cell table:number-columns-repeated="1018"/>
        </table:table-row>
        <table:table-row table:style-name="ro1">
          <table:table-cell office:value-type="string" calcext:value-type="string">
            <text:p>MS-t tanítanak a suliban, a kialakult nézőpont az, hogy létfontosságú azt ismerni.</text:p>
          </table:table-cell>
          <table:table-cell office:value-type="float" office:value="1" calcext:value-type="float">
            <text:p>1</text:p>
          </table:table-cell>
          <table:table-cell office:value-type="string" calcext:value-type="string">
            <text:p>ellis_open_2009</text:p>
          </table:table-cell>
          <table:table-cell office:value-type="string" calcext:value-type="string">
            <text:p>Proprietary software is entrenched in South African society and</text:p>
            <text:p>school curriculums are generally based on popular proprietary</text:p>
            <text:p>software such as Microsoft Office. The fact that learning</text:p>
            <text:p>proprietary software is perceived as essential for employment in</text:p>
            <text:p>the business world negatively affects OSS product awareness and</text:p>
            <text:p>in turn negatively affects OSS adoption.</text:p>
          </table:table-cell>
          <table:table-cell/>
          <table:table-cell office:value-type="string" calcext:value-type="string">
            <text:p>elfogadottság</text:p>
          </table:table-cell>
          <table:table-cell table:number-columns-repeated="1018"/>
        </table:table-row>
        <table:table-row table:style-name="ro12">
          <table:table-cell office:value-type="string" calcext:value-type="string">
            <text:p>vannak oss adaptációt elősegítő és gátló tényezők</text:p>
          </table:table-cell>
          <table:table-cell office:value-type="float" office:value="1" calcext:value-type="float">
            <text:p>1</text:p>
          </table:table-cell>
          <table:table-cell office:value-type="string" calcext:value-type="string">
            <text:p>gangadharan_free_2012</text:p>
          </table:table-cell>
          <table:table-cell office:value-type="string" calcext:value-type="string">
            <text:p>Favoring factors:</text:p>
            <text:p>-Software Code Access</text:p>
            <text:p>-Software Costs</text:p>
            <text:p>-Technological Factors</text:p>
            <text:p>-Support Factors</text:p>
            <text:p>-Human Factors (Supporting)</text:p>
            <text:p/>
            <text:p>Factors Inhibiting the Adoption of FOSS</text:p>
            <text:p>-Migration and Operation Cost</text:p>
            <text:p>-Lack of Resources</text:p>
            <text:p>-Satisfaction with Existing Software Products</text:p>
            <text:p>-Human Factors (Inhibiting)</text:p>
            <text:p>-Other Factors (Inhibiting)</text:p>
          </table:table-cell>
          <table:table-cell table:style-name="ce1" office:value-type="float" office:value="248" calcext:value-type="float">
            <text:p>248</text:p>
          </table:table-cell>
          <table:table-cell office:value-type="string" calcext:value-type="string">
            <text:p>elfogadottság</text:p>
          </table:table-cell>
          <table:table-cell table:number-columns-repeated="1018"/>
        </table:table-row>
        <table:table-row table:style-name="ro10">
          <table:table-cell office:value-type="string" calcext:value-type="string">
            <text:p>elfogadottság táblázat.</text:p>
          </table:table-cell>
          <table:table-cell office:value-type="float" office:value="1" calcext:value-type="float">
            <text:p>1</text:p>
          </table:table-cell>
          <table:table-cell office:value-type="string" calcext:value-type="string">
            <text:p>gonzalez-barahona_code_2014</text:p>
          </table:table-cell>
          <table:table-cell office:value-type="string" calcext:value-type="string">
            <text:p>Table1</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Az oss integrációnál felmerülnek kérdések . (bizonytalanság)</text:p>
          </table:table-cell>
          <table:table-cell office:value-type="float" office:value="1" calcext:value-type="float">
            <text:p>1</text:p>
          </table:table-cell>
          <table:table-cell office:value-type="string" calcext:value-type="string">
            <text:p>ihara_industry_2014</text:p>
          </table:table-cell>
          <table:table-cell office:value-type="string" calcext:value-type="string">
            <text:p>* How can we get rapid technical help from an OSS community?</text:p>
            <text:p>* How much longer does an OSS project sustain?</text:p>
            <text:p>* How can we fix bugs and/or add new functions to OSS?</text:p>
            <text:p>* How can we understand and identify OSS licenses?</text:p>
            <text:p>* Which product and which version should we use?</text:p>
            <text:p>* How can we assess the quality of OSS products and the maturity of OSS projects?</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általában ad-hoc FOSS megoldásokat használnak. (energiaszektor)</text:p>
          </table:table-cell>
          <table:table-cell office:value-type="float" office:value="1" calcext:value-type="float">
            <text:p>1</text:p>
          </table:table-cell>
          <table:table-cell office:value-type="string" calcext:value-type="string">
            <text:p>kuechler_misconceptions_2013</text:p>
          </table:table-cell>
          <table:table-cell office:value-type="string" calcext:value-type="string">
            <text:p>FOSS is currently used mostly for ad hoc security solutions. By this we mean that</text:p>
            <text:p>system administrators use one-off FOSS tools to complete small tasks, while proprie-</text:p>
            <text:p>tary enterprise software is used for critical system management and controls (e.g.,</text:p>
            <text:p>SCADA). One participant claimed that “almost every tool used by testers is open</text:p>
            <text:p>source; Backtrack (Linux distribution) is a good example.”</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elfogadottság akadálya, hogy nem ismerik el hatékony modellként. támogatást sem értik</text:p>
          </table:table-cell>
          <table:table-cell office:value-type="float" office:value="1" calcext:value-type="float">
            <text:p>1</text:p>
          </table:table-cell>
          <table:table-cell office:value-type="string" calcext:value-type="string">
            <text:p>kuechler_misconceptions_2013</text:p>
          </table:table-cell>
          <table:table-cell office:value-type="string" calcext:value-type="string">
            <text:p>Many in the energy sector perceive FOSS as a “hippy movement,” an ad-hoc effort</text:p>
            <text:p>rather than an effective software model. When FOSS is suggested, most people don’t</text:p>
            <text:p>know where the support comes from, which is crucial in energy operations [...] On the other hand, these perceptions do not apply to more well-known</text:p>
            <text:p>FOSS systems like Linux.</text:p>
          </table:table-cell>
          <table:table-cell/>
          <table:table-cell office:value-type="string" calcext:value-type="string">
            <text:p>elfogadottság</text:p>
          </table:table-cell>
          <table:table-cell table:number-columns-repeated="1018"/>
        </table:table-row>
        <table:table-row table:style-name="ro5">
          <table:table-cell office:value-type="string" calcext:value-type="string">
            <text:p>a vezérlés-mérnökök nem szeretnék ha az IT mérnökök belenyúlnának a rendszereikbe , ezért inkáűbb saját biztonsági megoldásokat használnak.</text:p>
          </table:table-cell>
          <table:table-cell office:value-type="float" office:value="1" calcext:value-type="float">
            <text:p>1</text:p>
          </table:table-cell>
          <table:table-cell office:value-type="string" calcext:value-type="string">
            <text:p>kuechler_misconceptions_2013</text:p>
          </table:table-cell>
          <table:table-cell office:value-type="string" calcext:value-type="string">
            <text:p>Systems are being secured by home-</text:p>
            <text:p>grown security teams (often out of the control systems ranks). With the onset of the</text:p>
            <text:p>smart grid, utilities are forced to modernize and network their control systems. Sever-</text:p>
            <text:p>al subjects noted that controls engineers perceive IT engineers as “cowboys”. For this</text:p>
            <text:p>reason, many control engineers do not want to let the IT staff “mess around” with</text:p>
            <text:p>security on their systems. In essence, controls engineers try to shut IT folks out of the</text:p>
            <text:p>system.</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felelősség kérdése. (kell a afelelős)</text:p>
          </table:table-cell>
          <table:table-cell office:value-type="float" office:value="1" calcext:value-type="float">
            <text:p>1</text:p>
          </table:table-cell>
          <table:table-cell office:value-type="string" calcext:value-type="string">
            <text:p>kuechler_misconceptions_2013</text:p>
          </table:table-cell>
          <table:table-cell office:value-type="string" calcext:value-type="string">
            <text:p>Without the support of vendors,</text:p>
            <text:p>FOSS will not be a viable option for security. If a FOSS solution fails, the liability</text:p>
            <text:p>falls on the organization and not the software developers or the vendor. If utilities</text:p>
            <text:p>pool their resources they can get vendors to meet changes and add features they need.</text:p>
            <text:p>As noted by one interviewee, “if you get some of the bigger vendors moving in that</text:p>
            <text:p>direction [of open source] then you will have change.”</text:p>
          </table:table-cell>
          <table:table-cell/>
          <table:table-cell office:value-type="string" calcext:value-type="string">
            <text:p>elfogadottság</text:p>
          </table:table-cell>
          <table:table-cell table:number-columns-repeated="1018"/>
        </table:table-row>
        <table:table-row table:style-name="ro13">
          <table:table-cell office:value-type="string" calcext:value-type="string">
            <text:p>ontológia oss adaptációhoz</text:p>
          </table:table-cell>
          <table:table-cell office:value-type="float" office:value="1" calcext:value-type="float">
            <text:p>1</text:p>
          </table:table-cell>
          <table:table-cell office:value-type="string" calcext:value-type="string">
            <text:p>lopez_modelling_2014</text:p>
          </table:table-cell>
          <table:table-cell office:value-type="string" calcext:value-type="string">
            <text:p>* OSS Integration means the integration of an organization in an OSS community</text:p>
            <text:p>with the purpose to share and co-create OSS. In this case, being part of the community in order to benefit from the commonly created OSS components is the key goal of the OSS strategy; it is not necessary for the adopter organization to play a leading role within the community.</text:p>
            <text:p>* OSS Initiative means to initiate an OSS project and to establish a community around it. Usually, the key goal of this strategy is to create community support, but in contrast to the OSS integration strategy, the adopter establishes the community as a resource that directly serves the company’s business strategy and model. As a consequence, exercising control over the OSS community is typical for this strategy.</text:p>
            <text:p>* OSS Takeover means to take over an existing OSS project/community and to control it. The main difference from the OSS Initiative strategy is that the OSS community already exists.</text:p>
            <text:p>* OSS Fork means to create an own independent version of the software that is</text:p>
            <text:p>available from an existing OSS project or community. This strategy is usually</text:p>
            <text:p>followed when an OSS community on which the adopter organization depends</text:p>
            <text:p>develops in directions that contradict or hamper the organization’s business goals.</text:p>
            <text:p>Exercising control over the forked community is typical but not necessary, as the</text:p>
            <text:p>fork community should consist of developers that share the adopter organiza-</text:p>
            <text:p>tion’s view on how the community and the software should evolve.</text:p>
            <text:p>* OSS Acquisition means to use existing OSS code without contributing to the un-</text:p>
            <text:p>derlying OSS project/community.</text:p>
            <text:p>* OSS Release implies that the organization releases own software as OSS but does</text:p>
            <text:p>not care whether an OSS community takes it up or forms around it. This strategy</text:p>
            <text:p>can, for instance, be observed in the public sector, when software owned by pub-</text:p>
            <text:p>lic bodies is released under an OSS license and made available to other public</text:p>
            <text:p>bodies via a repository.</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tevékenységek OSS akviziciós tevékenységenként</text:p>
          </table:table-cell>
          <table:table-cell office:value-type="float" office:value="1" calcext:value-type="float">
            <text:p>1</text:p>
          </table:table-cell>
          <table:table-cell office:value-type="string" calcext:value-type="string">
            <text:p>lopez_modelling_2014</text:p>
          </table:table-cell>
          <table:table-cell office:value-type="string" calcext:value-type="string">
            <text:p>Table 2. Adopter Activities and resources (rows) per OSS strategies (columns)</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elfogadottság okai és struktúrája (pakisztán)</text:p>
          </table:table-cell>
          <table:table-cell office:value-type="float" office:value="1" calcext:value-type="float">
            <text:p>1</text:p>
          </table:table-cell>
          <table:table-cell office:value-type="string" calcext:value-type="string">
            <text:p>laila_open_2010</text:p>
          </table:table-cell>
          <table:table-cell office:value-type="string" calcext:value-type="string">
            <text:p>Fig. 1. A Framework for OSS Adoption in Pakistan</text:p>
          </table:table-cell>
          <table:table-cell table:style-name="ce1" office:value-type="float" office:value="14" calcext:value-type="float">
            <text:p>14</text:p>
          </table:table-cell>
          <table:table-cell office:value-type="string" calcext:value-type="string">
            <text:p>elfogadottság</text:p>
          </table:table-cell>
          <table:table-cell table:number-columns-repeated="1018"/>
        </table:table-row>
        <table:table-row table:style-name="ro5">
          <table:table-cell office:value-type="string" calcext:value-type="string">
            <text:p>az oss kevés figyelmet fordít a marketingre. weblapok technikaiak, nehéz megatalálni a felhasználónak a számára fontos előnyöket.</text:p>
            <text:p/>
            <text:p>Ezért a felfogott érték kevesebb lehet mint hasonló kaliberű CS esetében.</text:p>
          </table:table-cell>
          <table:table-cell office:value-type="float" office:value="1" calcext:value-type="float">
            <text:p>1</text:p>
          </table:table-cell>
          <table:table-cell office:value-type="string" calcext:value-type="string">
            <text:p>lavazza_op2a:_2012</text:p>
          </table:table-cell>
          <table:table-cell office:value-type="string" calcext:value-type="string">
            <text:p>the</text:p>
            <text:p>home pages of the web portals of well-known OSS products show technicalities</text:p>
            <text:p>and details that are not relevant for a fast and effective evaluation of the product’s</text:p>
            <text:p>qualities. So, final users and even developers who are interested in evaluating and</text:p>
            <text:p>potentially adopting an OSS product are often negatively impressed by the quality</text:p>
            <text:p>perception they have from the web portal of the product and turn to proprietary</text:p>
            <text:p>software solutions or fail to adopt OSS that may be useful in their activities.</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az OS emberi erőforrással rendelkezők sokkal többet adoptálnak.</text:p>
          </table:table-cell>
          <table:table-cell office:value-type="float" office:value="1" calcext:value-type="float">
            <text:p>1</text:p>
          </table:table-cell>
          <table:table-cell office:value-type="string" calcext:value-type="string">
            <text:p>li_it_2013</text:p>
          </table:table-cell>
          <table:table-cell office:value-type="string" calcext:value-type="string">
            <text:p>the results show that OSS-</text:p>
            <text:p>adopting organizations have significantly higher availability of internal</text:p>
            <text:p>OSS human capital and accessibility to external OSS human capital com-</text:p>
            <text:p>pared with non-adopting organizations.</text:p>
          </table:table-cell>
          <table:table-cell table:style-name="ce1" office:value-type="float" office:value="60" calcext:value-type="float">
            <text:p>60</text:p>
          </table:table-cell>
          <table:table-cell office:value-type="string" calcext:value-type="string">
            <text:p>elfogadottság</text:p>
          </table:table-cell>
          <table:table-cell table:number-columns-repeated="1018"/>
        </table:table-row>
        <table:table-row table:style-name="ro9">
          <table:table-cell office:value-type="string" calcext:value-type="string">
            <text:p>kisebb cégméret és kisebb részlegméret jellemző az adoptálókra</text:p>
          </table:table-cell>
          <table:table-cell office:value-type="float" office:value="1" calcext:value-type="float">
            <text:p>1</text:p>
          </table:table-cell>
          <table:table-cell office:value-type="string" calcext:value-type="string">
            <text:p>li_it_2013</text:p>
          </table:table-cell>
          <table:table-cell office:value-type="string" calcext:value-type="string">
            <text:p>OSS-adopting organiza-</text:p>
            <text:p>tions have significantly smaller organizational size, smaller IT department</text:p>
            <text:p>size,</text:p>
          </table:table-cell>
          <table:table-cell table:style-name="ce1" office:value-type="float" office:value="60" calcext:value-type="float">
            <text:p>60</text:p>
          </table:table-cell>
          <table:table-cell office:value-type="string" calcext:value-type="string">
            <text:p>elfogadottság</text:p>
          </table:table-cell>
          <table:table-cell table:number-columns-repeated="1018"/>
        </table:table-row>
        <table:table-row table:style-name="ro6">
          <table:table-cell office:value-type="string" calcext:value-type="string">
            <text:p>kisebb IT kritikusság jellemző az adoptálókra</text:p>
          </table:table-cell>
          <table:table-cell office:value-type="float" office:value="1" calcext:value-type="float">
            <text:p>1</text:p>
          </table:table-cell>
          <table:table-cell office:value-type="string" calcext:value-type="string">
            <text:p>li_it_2013</text:p>
          </table:table-cell>
          <table:table-cell office:value-type="string" calcext:value-type="string">
            <text:p>significantly lower IT criticality compared with non-adopting or-</text:p>
            <text:p>ganizations. These characteristics are contrary to the conventional</text:p>
            <text:p>wisdom that larger organizations or larger IT departments or organiza-</text:p>
            <text:p>tions with higher IT criticality are more prone to innovation adoption.</text:p>
          </table:table-cell>
          <table:table-cell table:style-name="ce1" office:value-type="float" office:value="60" calcext:value-type="float">
            <text:p>60</text:p>
          </table:table-cell>
          <table:table-cell office:value-type="string" calcext:value-type="string">
            <text:p>elfogadottság</text:p>
          </table:table-cell>
          <table:table-cell table:number-columns-repeated="1018"/>
        </table:table-row>
        <table:table-row table:style-name="ro6">
          <table:table-cell office:value-type="string" calcext:value-type="string">
            <text:p>támogatás és bizalom miatt választják a CS-t, költséghatékonyság a fő ok a FLOSS mellett</text:p>
          </table:table-cell>
          <table:table-cell office:value-type="string" calcext:value-type="string">
            <text:p>?</text:p>
          </table:table-cell>
          <table:table-cell office:value-type="string" calcext:value-type="string">
            <text:p>li_optimal_2008</text:p>
          </table:table-cell>
          <table:table-cell office:value-type="string" calcext:value-type="string">
            <text:p>Robust support and trust</text:p>
            <text:p>are the most important assets of the IT solution built on</text:p>
            <text:p>commercial software, whereas cost savings is the major reason for</text:p>
            <text:p>adopting the IT solution developed by open source codes.</text:p>
          </table:table-cell>
          <table:table-cell/>
          <table:table-cell office:value-type="string" calcext:value-type="string">
            <text:p>elfogadottság</text:p>
          </table:table-cell>
          <table:table-cell table:number-columns-repeated="1018"/>
        </table:table-row>
        <table:table-row table:style-name="ro5">
          <table:table-cell office:value-type="string" calcext:value-type="string">
            <text:p>embedded fejlesztésben a CS támogatása igen hitvány lehet, OS-hoz pedig vannak tanácsadók. A forrás uralma nagyon fontos.</text:p>
          </table:table-cell>
          <table:table-cell office:value-type="float" office:value="1" calcext:value-type="float">
            <text:p>1</text:p>
          </table:table-cell>
          <table:table-cell office:value-type="string" calcext:value-type="string">
            <text:p>lundell_practitioner_2011</text:p>
          </table:table-cell>
          <table:table-cell office:value-type="string" calcext:value-type="string">
            <text:p>In this respect, control over the software is seen as fundamentally important. For long-term availability of proprietary</text:p>
            <text:p>software the issue of support is critical. Our results suggest that, in this domain at least, the experience of support from commercial vendors of proprietary software can be very poor; and that – in practice – organisations are left without a viable support option anyway. On the other hand, our interviewees indicate that it is their experience that there are often consultants available that can provide support for Open Source software.</text:p>
          </table:table-cell>
          <table:table-cell/>
          <table:table-cell office:value-type="string" calcext:value-type="string">
            <text:p>elfogadottság</text:p>
          </table:table-cell>
          <table:table-cell table:number-columns-repeated="1018"/>
        </table:table-row>
        <table:table-row table:style-name="ro7">
          <table:table-cell office:value-type="string" calcext:value-type="string">
            <text:p>OSS előnyei adaptáció</text:p>
          </table:table-cell>
          <table:table-cell office:value-type="float" office:value="1" calcext:value-type="float">
            <text:p>1</text:p>
          </table:table-cell>
          <table:table-cell office:value-type="string" calcext:value-type="string">
            <text:p>morgan_benefits_2007</text:p>
          </table:table-cell>
          <table:table-cell office:value-type="string" calcext:value-type="string">
            <text:p>Our review identified the following</text:p>
            <text:p>benefits of OSS: reliability [3, 4]; security [3, 5]; quality [3, 6], performance [3],</text:p>
            <text:p>flexibility of use [4, 6]; large developer and tester base [6, 7]; low cost [8]; flexibility</text:p>
            <text:p>allowed by licenses [9]; user support from a community [6], escaping vendor lock-in</text:p>
            <text:p>[10]; increasing collaboration [1] and encouraging innovation [11, 12].</text:p>
          </table:table-cell>
          <table:table-cell/>
          <table:table-cell office:value-type="string" calcext:value-type="string">
            <text:p>elfogadottság</text:p>
          </table:table-cell>
          <table:table-cell table:number-columns-repeated="1018"/>
        </table:table-row>
        <table:table-row table:style-name="ro1">
          <table:table-cell office:value-type="string" calcext:value-type="string">
            <text:p>OSS hátrányai</text:p>
          </table:table-cell>
          <table:table-cell office:value-type="float" office:value="1" calcext:value-type="float">
            <text:p>1</text:p>
          </table:table-cell>
          <table:table-cell office:value-type="string" calcext:value-type="string">
            <text:p>morgan_benefits_2007</text:p>
          </table:table-cell>
          <table:table-cell office:value-type="string" calcext:value-type="string">
            <text:p>Our review</text:p>
            <text:p>also identified the following drawbacks: compatibility [13, 14]; security risks [15,</text:p>
            <text:p>16]; installation problems [13]; lack of expertise [6]; version proliferation [6], user-</text:p>
            <text:p>friendliness [7]; lack of user support [17]; lack of ownership [7, 14]; insufficient</text:p>
            <text:p>marketing [6]; giving away the source code [18] and higher training investment in</text:p>
            <text:p>OSS [16].</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Oss technikai előnyei és hátrányai</text:p>
            <text:p/>
            <text:p>OSS üzleti előnyei és hátrányai</text:p>
          </table:table-cell>
          <table:table-cell office:value-type="float" office:value="1" calcext:value-type="float">
            <text:p>1</text:p>
          </table:table-cell>
          <table:table-cell office:value-type="string" calcext:value-type="string">
            <text:p>morgan_benefits_2007</text:p>
          </table:table-cell>
          <table:table-cell office:value-type="string" calcext:value-type="string">
            <text:p>Table 3 és Table 4.Table 5 </text:p>
          </table:table-cell>
          <table:table-cell/>
          <table:table-cell office:value-type="string" calcext:value-type="string">
            <text:p>elfogadottság</text:p>
          </table:table-cell>
          <table:table-cell table:number-columns-repeated="1018"/>
        </table:table-row>
        <table:table-row table:style-name="ro5">
          <table:table-cell office:value-type="string" calcext:value-type="string">
            <text:p>OSS értéknövelő tényezői:</text:p>
          </table:table-cell>
          <table:table-cell office:value-type="float" office:value="1" calcext:value-type="float">
            <text:p>1</text:p>
          </table:table-cell>
          <table:table-cell office:value-type="string" calcext:value-type="string">
            <text:p>morgan_beyond_2014</text:p>
          </table:table-cell>
          <table:table-cell office:value-type="string" calcext:value-type="string">
            <text:p>Table 2. Characteristics of OSS that facilitate value creation.</text:p>
            <text:p>* Low Cost</text:p>
            <text:p>* Quality</text:p>
            <text:p>* escape from vendor lock-in</text:p>
            <text:p>* leveraged commodification effect</text:p>
            <text:p>* increased collaboration</text:p>
            <text:p>* improved customer service.</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OSs értékgátló tényezői</text:p>
          </table:table-cell>
          <table:table-cell office:value-type="float" office:value="1" calcext:value-type="float">
            <text:p>1</text:p>
          </table:table-cell>
          <table:table-cell office:value-type="string" calcext:value-type="string">
            <text:p>morgan_beyond_2014</text:p>
          </table:table-cell>
          <table:table-cell office:value-type="string" calcext:value-type="string">
            <text:p>table 3</text:p>
            <text:p>* lack fo centralised support</text:p>
            <text:p>* poor documentation</text:p>
            <text:p>* compatibility issues with current tech.</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Akívan ki lehet használni az OSSD-t üzleti célra. -&gt; strategic open source</text:p>
          </table:table-cell>
          <table:table-cell office:value-type="float" office:value="1" calcext:value-type="float">
            <text:p>1</text:p>
          </table:table-cell>
          <table:table-cell office:value-type="string" calcext:value-type="string">
            <text:p>morgan_beyond_2014</text:p>
          </table:table-cell>
          <table:table-cell office:value-type="string" calcext:value-type="string">
            <text:p>Table 6</text:p>
          </table:table-cell>
          <table:table-cell/>
          <table:table-cell office:value-type="string" calcext:value-type="string">
            <text:p>elfogadottság</text:p>
          </table:table-cell>
          <table:table-cell table:number-columns-repeated="1018"/>
        </table:table-row>
        <table:table-row table:style-name="ro6">
          <table:table-cell office:value-type="string" calcext:value-type="string">
            <text:p>OS használat nő (nagy cégek)</text:p>
          </table:table-cell>
          <table:table-cell office:value-type="float" office:value="1" calcext:value-type="float">
            <text:p>1</text:p>
          </table:table-cell>
          <table:table-cell office:value-type="string" calcext:value-type="string">
            <text:p>spinellis_organizational_2012</text:p>
          </table:table-cell>
          <table:table-cell office:value-type="string" calcext:value-type="string">
            <text:p>The percentage of the companies of our sample using an open</text:p>
            <text:p>source browser for each of the three years rose from 52% to 70%</text:p>
            <text:p>to 76%, while the percentage of those using an open source operat-</text:p>
            <text:p>ing system rose from 15% to 19% to 24%.</text:p>
          </table:table-cell>
          <table:table-cell table:style-name="ce1" office:value-type="float" office:value="676" calcext:value-type="float">
            <text:p>676</text:p>
          </table:table-cell>
          <table:table-cell office:value-type="string" calcext:value-type="string">
            <text:p>elfogadottság</text:p>
          </table:table-cell>
          <table:table-cell table:number-columns-repeated="1018"/>
        </table:table-row>
        <table:table-row table:style-name="ro2">
          <table:table-cell office:value-type="string" calcext:value-type="string">
            <text:p>hálózat-hatás befolyásolja az OS elterjedését</text:p>
          </table:table-cell>
          <table:table-cell office:value-type="float" office:value="1" calcext:value-type="float">
            <text:p>1</text:p>
          </table:table-cell>
          <table:table-cell office:value-type="string" calcext:value-type="string">
            <text:p>spinellis_organizational_2012</text:p>
          </table:table-cell>
          <table:table-cell office:value-type="string" calcext:value-type="string">
            <text:p>Consequently, we see that proprietary software and OSS are</text:p>
            <text:p>associated with disjoined network effects.</text:p>
          </table:table-cell>
          <table:table-cell table:style-name="ce1" office:value-type="float" office:value="676" calcext:value-type="float">
            <text:p>676</text:p>
          </table:table-cell>
          <table:table-cell office:value-type="string" calcext:value-type="string">
            <text:p>elfogadottság</text:p>
          </table:table-cell>
          <table:table-cell table:number-columns-repeated="1018"/>
        </table:table-row>
        <table:table-row table:style-name="ro11">
          <table:table-cell office:value-type="string" calcext:value-type="string">
            <text:p>tudományos /mérnöki világ elsősorban képességek alapján választ programot másodsorban TCO, availability, reliability, purchase cost</text:p>
          </table:table-cell>
          <table:table-cell office:value-type="float" office:value="1" calcext:value-type="float">
            <text:p>1</text:p>
          </table:table-cell>
          <table:table-cell office:value-type="string" calcext:value-type="string">
            <text:p>stewart_sustained_2015</text:p>
          </table:table-cell>
          <table:table-cell office:value-type="string" calcext:value-type="string">
            <text:p>A survey sent to NSF-funded principal investigators [...]The survey of NSF PIs indicated that they select software first on</text:p>
            <text:p>the basis of functionality. The next most important factors, in</text:p>
            <text:p>order of importance, indicated by NSF PIs were </text:p>
            <text:p>* Total cost of ownership</text:p>
            <text:p>* Long-term availability</text:p>
            <text:p>* Reliability/maturity</text:p>
            <text:p>* Initial purchase cost</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pro és contra oss használat</text:p>
          </table:table-cell>
          <table:table-cell office:value-type="float" office:value="1" calcext:value-type="float">
            <text:p>1</text:p>
          </table:table-cell>
          <table:table-cell office:value-type="string" calcext:value-type="string">
            <text:p>damiani_surveying_2015</text:p>
          </table:table-cell>
          <table:table-cell office:value-type="string" calcext:value-type="string">
            <text:p>Table 1. Reported Pros and Cons in adopting FLOSS</text:p>
          </table:table-cell>
          <table:table-cell/>
          <table:table-cell office:value-type="string" calcext:value-type="string">
            <text:p>elfogadottság</text:p>
          </table:table-cell>
          <table:table-cell table:number-columns-repeated="1018"/>
        </table:table-row>
        <table:table-row table:style-name="ro5">
          <table:table-cell office:value-type="string" calcext:value-type="string">
            <text:p>változás a hozáállásban. olaszország: elfogadó oss gyakorlat</text:p>
          </table:table-cell>
          <table:table-cell office:value-type="float" office:value="1" calcext:value-type="float">
            <text:p>1</text:p>
          </table:table-cell>
          <table:table-cell office:value-type="string" calcext:value-type="string">
            <text:p>damiani_surveying_2015</text:p>
          </table:table-cell>
          <table:table-cell office:value-type="string" calcext:value-type="string">
            <text:p>A significant proportion</text:p>
            <text:p>n of respondents (18%) would like to migrate all of th heir</text:p>
            <text:p>proprietary software to FLO</text:p>
            <text:p>OSS systems, while 74% are interested in migrating o only</text:p>
            <text:p>some specific FLOSS soluti ions (3% do not know, and 5% do not answer.)</text:p>
            <text:p/>
            <text:p>[...] A relevant fraction of the interviewed PALO is already using FLOSS;</text:p>
          </table:table-cell>
          <table:table-cell/>
          <table:table-cell office:value-type="string" calcext:value-type="string">
            <text:p>elfogadottság</text:p>
          </table:table-cell>
          <table:table-cell table:number-columns-repeated="1018"/>
        </table:table-row>
        <table:table-row table:style-name="ro2">
          <table:table-cell office:value-type="string" calcext:value-type="string">
            <text:p>operációs rendszerek főleg üzletiek</text:p>
          </table:table-cell>
          <table:table-cell office:value-type="float" office:value="1" calcext:value-type="float">
            <text:p>1</text:p>
          </table:table-cell>
          <table:table-cell office:value-type="string" calcext:value-type="string">
            <text:p>damiani_surveying_2015</text:p>
          </table:table-cell>
          <table:table-cell office:value-type="string" calcext:value-type="string">
            <text:p>Operating Systems are mainly proprietary. 17% of the interviewed PALO uses</text:p>
            <text:p>Linux on servers, and only 2% on clients;</text:p>
          </table:table-cell>
          <table:table-cell/>
          <table:table-cell office:value-type="string" calcext:value-type="string">
            <text:p>elfogadottság</text:p>
          </table:table-cell>
          <table:table-cell table:number-columns-repeated="1018"/>
        </table:table-row>
        <table:table-row table:style-name="ro10">
          <table:table-cell office:value-type="string" calcext:value-type="string">
            <text:p>biztonsági sérülékenység napelemekben</text:p>
          </table:table-cell>
          <table:table-cell office:value-type="float" office:value="1" calcext:value-type="float">
            <text:p>1</text:p>
          </table:table-cell>
          <table:table-cell office:value-type="string" calcext:value-type="string">
            <text:p><text:a xlink:href="https://thenextweb.com/eu/2017/08/04/vulnerability-found-solar-panels-knock-power-grids-europe/#.tnw_NfqLi98k" xlink:type="simple">https://thenextweb.com/eu/2017/08/04/vulnerability-found-solar-panels-knock-power-grids-europe/#.tnw_NfqLi98k</text:a></text:p>
          </table:table-cell>
          <table:table-cell office:value-type="string" calcext:value-type="string">
            <text:p>Vulnerability found in solar panels could knock out power grids across Europe</text:p>
          </table:table-cell>
          <table:table-cell/>
          <table:table-cell office:value-type="string" calcext:value-type="string">
            <text:p>elfogadottság</text:p>
          </table:table-cell>
          <table:table-cell table:number-columns-repeated="1018"/>
        </table:table-row>
        <table:table-row table:style-name="ro9">
          <table:table-cell office:value-type="string" calcext:value-type="string">
            <text:p>building OSS, building with OSS, building for OSS and building on OSS</text:p>
          </table:table-cell>
          <table:table-cell table:style-name="ce2"/>
          <table:table-cell office:value-type="string" calcext:value-type="string">
            <text:p>B. Weinberg, “The Internet of Things and Open Source (Extended Abstract),” in Interoperability and Open-Source Solutions for the Internet of Things, Springer, Cham, 2015, pp. 1–5.</text:p>
          </table:table-cell>
          <table:table-cell office:value-type="string" calcext:value-type="string">
            <text:p>building OSS, building with OSS, building for OSS and building on OSS</text:p>
          </table:table-cell>
          <table:table-cell/>
          <table:table-cell office:value-type="string" calcext:value-type="string">
            <text:p>elfogadottság</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1" svg:font-family="'Liberation Sans'" style:font-family-generic="system" style:font-pitch="variable"/>
  </office:font-face-decls>
  <office:styles>
    <style:default-style style:family="table-cell">
      <style:paragraph-properties style:tab-stop-distance="12.5mm"/>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Liberation Sans1" style:font-family-complex="'Liberation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9:07:22.781286679</meta:creation-date>
    <dc:date>2018-07-22T11:26:47.494613653</dc:date>
    <meta:editing-duration>P3DT16H4M24S</meta:editing-duration>
    <meta:editing-cycles>1</meta:editing-cycles>
    <meta:document-statistic meta:table-count="1" meta:cell-count="428" meta:object-count="0"/>
    <meta:generator>LibreOffice/6.0.3.2$Linux_X86_64 LibreOffice_project/00m0$Build-2</meta:generator>
  </office:meta>
</office:document-meta>
</file>